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50bda3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10bbbb58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3" style:family="paragraph" style:parent-style-name="Footnote">
      <style:text-properties officeooo:rsid="043ccc66" officeooo:paragraph-rsid="0f4dc0dc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6" style:family="paragraph" style:parent-style-name="Standard">
      <style:text-properties officeooo:rsid="0dde9a1c" officeooo:paragraph-rsid="10f16eb7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3" style:family="paragraph" style:parent-style-name="Standard">
      <style:text-properties officeooo:paragraph-rsid="0a0f8417"/>
    </style:style>
    <style:style style:name="P94" style:family="paragraph" style:parent-style-name="Standard">
      <style:text-properties officeooo:paragraph-rsid="10c2a301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style:font-size-asian="11pt" style:font-size-complex="11pt"/>
    </style:style>
    <style:style style:name="T14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officeooo:rsid="1035cc54"/>
    </style:style>
    <style:style style:name="T150" style:family="text">
      <style:text-properties officeooo:rsid="103b85c2"/>
    </style:style>
    <style:style style:name="T151" style:family="text">
      <style:text-properties officeooo:rsid="10d28a1c"/>
    </style:style>
    <style:style style:name="T152" style:family="text">
      <style:text-properties officeooo:rsid="10b6b930"/>
    </style:style>
    <style:style style:name="T153" style:family="text">
      <style:text-properties fo:language="en" fo:country="GB" officeooo:rsid="10b6b930"/>
    </style:style>
    <style:style style:name="T154" style:family="text">
      <style:text-properties fo:language="en" fo:country="GB"/>
    </style:style>
    <style:style style:name="T155" style:family="text">
      <style:text-properties fo:language="en" fo:country="GB" officeooo:rsid="10a19599"/>
    </style:style>
    <style:style style:name="T156" style:family="text">
      <style:text-properties fo:language="en" fo:country="GB" officeooo:rsid="10d28a1c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font-name="Liberation Sans" fo:font-size="12pt" fo:language="en" fo:country="GB" officeooo:rsid="0d1ec96e" style:font-size-asian="12pt" style:font-size-complex="12pt"/>
    </style:style>
    <style:style style:name="T185" style:family="text">
      <style:text-properties style:font-name="Liberation Sans" fo:font-size="12pt" fo:language="en" fo:country="GB" officeooo:rsid="110298af" style:font-size-asian="12pt" style:font-size-complex="12pt"/>
    </style:style>
    <style:style style:name="T186" style:family="text">
      <style:text-properties style:font-name="Liberation Sans" fo:font-size="12pt" fo:language="en" fo:country="GB" officeooo:rsid="0ff397b4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font-name="Liberation Sans" fo:font-size="12pt" fo:language="en" fo:country="GB" officeooo:rsid="0f51b898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language="en" fo:country="GB" style:text-underline-style="none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6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8">Select </text:span><text:span text:style-name="T129">Live </text:span><text:span text:style-name="T130">system (amd64)</text:span><text:span text:style-name="T131"> </text:span><text:span text:style-name="T132">and press </text:span><text:span text:style-name="T133">the</text:span><text:span text:style-name="T134"> </text:span><text:span text:style-name="T135">Enter</text:span><text:span text:style-name="T13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7">Start the installation by clicking </text:span><text:span text:style-name="Strong_20_Emphasis"><text:span text:style-name="T138">Activities</text:span></text:span><text:span text:style-name="T137"> and clicking </text:span><text:span text:style-name="Strong_20_Emphasis"><text:span text:style-name="T138">Install Debia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39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0">Follow the installation screens and complete them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2">Connect to the </text:span><text:span text:style-name="T143">network</text:span><text:span text:style-name="T14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4">At</text:span><text:span text:style-name="T137"> </text:span><text:span text:style-name="T138">Welcome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5">Select </text:span><text:span text:style-name="T146">application and </text:span><text:span text:style-name="T145">system language, and c</text:span><text:span text:style-name="T147">lic</text:span><text:span text:style-name="T144">k</text:span><text:span text:style-name="T147"> </text:span><text:span text:style-name="Strong_20_Emphasis"><text:span text:style-name="T148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49">At</text:span> <text:span text:style-name="Strong_20_Emphasis">Regio</text:span><text:span text:style-name="Strong_20_Emphasis"><text:span text:style-name="T150">n</text:span></text:span> <text:span text:style-name="T149">choose</text:span> <text:span text:style-name="Strong_20_Emphasis">Europ</text:span><text:span text:style-name="Strong_20_Emphasis"><text:span text:style-name="T149">e</text:span></text:span> <text:span text:style-name="T151">and click </text:span><text:span text:style-name="Strong_20_Emphasis"><text:span text:style-name="T151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2">At</text:span> <text:span text:style-name="Strong_20_Emphasis"><text:span text:style-name="T152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3">Choose</text:span><text:span text:style-name="T154"> </text:span><text:span text:style-name="Strong_20_Emphasis"><text:span text:style-name="T154">English (US)</text:span></text:span><text:span text:style-name="T154"> </text:span><text:span text:style-name="T153">a</text:span><text:span text:style-name="T155">n</text:span><text:span text:style-name="T153">d</text:span><text:span text:style-name="T155"> </text:span><text:span text:style-name="Strong_20_Emphasis"><text:span text:style-name="T155">English (US, intl., with dead keys)</text:span></text:span><text:span text:style-name="T155">, </text:span><text:span text:style-name="T156">and click </text:span><text:span text:style-name="Strong_20_Emphasis"><text:span text:style-name="T156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7">At </text:span><text:span text:style-name="Strong_20_Emphasis"><text:span text:style-name="T158">Users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0">E</text:span><text:span text:style-name="T161">nter </text:span><text:span text:style-name="Strong_20_Emphasis"><text:span text:style-name="T158">What is your name</text:span></text:span><text:span text:style-name="T162"> </text:span><text:span text:style-name="T163">&lt;</text:span><text:span text:style-name="T164">user</text:span><text:span text:style-name="T163">&gt;</text:span><text:span text:style-name="T165">, </text:span><text:span text:style-name="Strong_20_Emphasis"><text:span text:style-name="T166"><text:line-break/></text:span></text:span><text:span text:style-name="Strong_20_Emphasis"><text:span text:style-name="T167">What name do you want to use to log in</text:span></text:span><text:span text:style-name="T168"> </text:span><text:span text:style-name="T163">&lt;</text:span><text:span text:style-name="T164">user</text:span><text:span text:style-name="T169">name</text:span><text:span text:style-name="T163">&gt;</text:span><text:span text:style-name="T168">,</text:span><text:span text:style-name="Strong_20_Emphasis"><text:span text:style-name="T170"><text:line-break/></text:span></text:span><text:span text:style-name="Strong_20_Emphasis"><text:span text:style-name="T171">What is the na</text:span></text:span><text:span text:style-name="Strong_20_Emphasis"><text:span text:style-name="T167">me of </text:span></text:span><text:span text:style-name="Strong_20_Emphasis"><text:span text:style-name="T172">this</text:span></text:span><text:span text:style-name="Strong_20_Emphasis"><text:span text:style-name="T167"> computer</text:span></text:span><text:span text:style-name="T173"> &lt;</text:span><text:span text:style-name="T174">computerna</text:span><text:span text:style-name="T175">me&gt;</text:span><text:span text:style-name="T168">,</text:span><text:span text:style-name="Strong_20_Emphasis"><text:span text:style-name="T170"><text:line-break/></text:span></text:span><text:span text:style-name="Strong_20_Emphasis"><text:span text:style-name="T176">enter a </text:span></text:span><text:span text:style-name="Strong_20_Emphasis"><text:span text:style-name="T177">password</text:span></text:span><text:span text:style-name="T178"> twice </text:span><text:span text:style-name="T179">and click </text:span><text:span text:style-name="Strong_20_Emphasis"><text:span text:style-name="T180">Next</text:span></text:span><text:span text:style-name="T179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1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2">Log in as </text:span><text:span text:style-name="T163">&lt;</text:span><text:span text:style-name="T164">user</text:span><text:span text:style-name="T163">&gt;</text:span><text:span text:style-name="T182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23"><text:span text:style-name="T183">Press the Super key</text:span><text:span text:style-name="T67"><text:note text:id="ftn6" text:note-class="footnote"><text:note-citation>1</text:note-citation><text:note-body><text:p text:style-name="P71">Windows, command, or magnifying glass key.</text:p></text:note-body></text:note></text:span><text:span text:style-name="T183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4">Type the </text:span><text:span text:style-name="T185">following </text:span><text:span text:style-name="T184">t</text:span><text:span text:style-name="T186">hree</text:span><text:span text:style-name="T184"> commands, each followed by the</text:span><text:span text:style-name="T72"> </text:span><text:span text:style-name="T77">Enter</text:span><text:span text:style-name="T184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2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3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9">bash </text:span></text:span><text:span text:style-name="User_20_Entry"><text:span text:style-name="T187">get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23"><text:span text:style-name="T188">Press the Super key</text:span><text:span text:style-name="T189">1</text:span><text:span text:style-name="T188">, </text:span><text:span text:style-name="T190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6"><text:span text:style-name="Strong_20_Emphasis"/></text:p>
          </table:table-cell>
          <table:table-cell table:style-name="_33_._5f_Installatie_5f_afronden.C13" office:value-type="string">
            <text:p text:style-name="P77"><text:span text:style-name="T191">Se</text:span><text:span text:style-name="T192">lect</text:span><text:span text:style-name="T191"> </text:span><text:span text:style-name="Strong_20_Emphasis"><text:span text:style-name="T193">3</text:span></text:span><text:span text:style-name="T194"> </text:span><text:span text:style-name="T195">Finish installatio</text:span><text:span text:style-name="T196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8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79"><text:span text:style-name="Strong_20_Emphasis"><text:span text:style-name="T197">S</text:span></text:span><text:span text:style-name="Strong_20_Emphasis"><text:span text:style-name="T198">et up user</text:span></text:span></text:p>
        </text:list-item>
      </text:list>
      <text:p text:style-name="P8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2"><text:span text:style-name="T199">Log in as</text:span><text:span text:style-name="T182"> </text:span><text:span text:style-name="T163">&lt;</text:span><text:span text:style-name="T164">user</text:span><text:span text:style-name="T163">&gt;</text:span><text:span text:style-name="T200"><text:note text:id="ftn7" text:note-class="footnote"><text:note-citation>1</text:note-citation><text:note-body><text:p text:style-name="P83"><text:span text:style-name="T201">Login any additional </text:span><text:span text:style-name="T202">user</text:span><text:span text:style-name="T203">s </text:span><text:span text:style-name="T201">and follow the same steps.</text:span></text:p></text:note-body></text:note></text:span><text:span text:style-name="T182">.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6"><text:span text:style-name="T204">Follow the welcome screens.</text:span><text:span text:style-name="T136"/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8"><text:span text:style-name="T205">Press the Super key</text:span><text:span text:style-name="T67"><text:note text:id="ftn8" text:note-class="footnote"><text:note-citation>2</text:note-citation><text:note-body><text:p text:style-name="P71">Windows, command, or magnifying glass key.</text:p></text:note-body></text:note></text:span><text:span text:style-name="T205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90"><text:span text:style-name="T206">Select</text:span><text:span text:style-name="T191"> </text:span><text:span text:style-name="Strong_20_Emphasis"><text:span text:style-name="T193">4</text:span></text:span><text:span text:style-name="T207"> </text:span><text:span text:style-name="T208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7" office:value-type="string">
            <text:p text:style-name="P91">Follow the instructions on the screen.</text:p>
          </table:table-cell>
        </table:table-row>
      </table:table>
      <text:p text:style-name="P92"/>
      <text:p text:style-name="P93"/>
      <text:p text:style-name="P94"><text:span text:style-name="T209">End of checklist,</text:span><text:span text:style-name="T210"> </text:span><text:span text:style-name="T210"><text:user-field-get text:name="Distro">Debian</text:user-field-get></text:span><text:span text:style-name="T101"><text:s/></text:span><text:span text:style-name="T102">Desktop</text:span><text:span text:style-name="T103"> </text:span><text:span text:style-name="T209">installation is complete.</text:span></text:p>
      <text:p text:style-name="P95"/>
      <text:p text:style-name="P96"><text:span text:style-name="T211">Written</text:span><text:span text:style-name="T212"> </text:span><text:span text:style-name="T211">by</text:span><text:span text:style-name="T212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14">.</text:span></text:p>
      <text:p text:style-name="P97"><text:span text:style-name="T215">License </text:span><text:span text:style-name="T216">C</text:span><text:span text:style-name="T217">C0</text:span><text:span text:style-name="T214"> 1.0</text:span><text:span text:style-name="T218"> </text:span><text:span text:style-name="T21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8"><text:s/></text:span><text:span text:style-name="T21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2-04T20:02:38.341692527">04/1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04T20:02:38.225658390</dc:date>
    <meta:keyword>Installatie</meta:keyword>
    <meta:keyword>Checklist</meta:keyword>
    <meta:keyword>Linux</meta:keyword>
    <meta:editing-cycles>7125</meta:editing-cycles>
    <meta:editing-duration>P12DT15H49M30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2" meta:word-count="555" meta:character-count="3377" meta:non-whitespace-character-count="2878"/>
    <meta:user-defined meta:name="Info 1"/>
    <meta:user-defined meta:name="Info 2"/>
    <meta:user-defined meta:name="Info 3"/>
    <meta:user-defined meta:name="Info 4"/>
  </office:meta>
</office:document-meta>
</file>